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font-name="Cambria"/>
    </style:style>
    <style:style style:name="ce2" style:family="table-cell" style:parent-style-name="Default">
      <style:table-cell-properties fo:background-color="#000000" fo:border="0.74pt solid #ffffff"/>
      <style:text-properties fo:color="#ffffff" style:font-name="Cambria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devElope(x)</text:p>
            <text:p>rezHdr(x)</text:p>
            <text:p>kalkule(x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Nplifie(x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(∀x,y|p(x,y)⇒q(x,y))⇒(∀x,y|p(x,y)⇔q(x,y)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(a∧b⇒¬b)∧(a∧¬b⇒b)⇒¬a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duksyM,rekurA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x=x+1-1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2:58:36.3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1.6.2$Windows_x86 LibreOffice_project/07ac168c60a517dba0f0d7bc7540f5afa45f0909</meta:generator>
    <dc:date>2016-11-28T12:59:19.687000000</dc:date>
    <meta:editing-duration>PT10H34M9S</meta:editing-duration>
    <meta:editing-cycles>16</meta:editing-cycles>
    <meta:document-statistic meta:table-count="1" meta:cell-count="6" meta:object-count="0"/>
  </office:meta>
</office:document-meta>
</file>